
<file path=META-INF/manifest.xml><?xml version="1.0" encoding="utf-8"?>
<!DOCTYPE manifest  PUBLIC '-//OpenOffice.org//DTD Manifest 1.0//EN'  'Manifest.dtd'>
<manifest:manifest xmlns:manifest="http://openoffice.org/2001/manifest">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Andale Sans UI" svg:font-family="'Andale Sans UI'" style:font-pitch="variable"/>
    <style:font-face style:name="Lucidasans" svg:font-family="Lucidasans" style:font-pitch="variable"/>
    <style:font-face style:name="Tahoma" svg:font-family="Tahoma" style:font-pitch="variable"/>
    <style:font-face style:name="Thorndale" svg:font-family="Thorndale" style:font-family-generic="roman" style:font-pitch="variable"/>
  </office:font-face-decls>
  <office:automatic-styles>
    <style:style style:name="P1" style:family="paragraph">
      <style:paragraph-properties fo:text-align="center"/>
    </style:style>
    <style:style style:name="T1" style:family="text" style:parent-style-name="Emphasis">
      <style:text-properties fo:color="#2300dc"/>
    </style:style>
    <style:style style:name="T2" style:family="text">
      <style:text-properties fo:color="#2300dc"/>
    </style: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Run FileDialog" office:target-frame="" xlink:href="" form:image-data="" form:delay-for-repeat="PT0.50S" form:image-position="top" form:image-align="center">
            <form:properties>
              <form:property form:property-name="DefaultControl" office:value-type="string" office:string-value="com.sun.star.form.control.CommandButton"/>
            </form:properties>
            <office:event-listeners>
              <script:event-listener script:language="ooo:script" script:event-name="form:performaction" xlink:href="vnd.sun.star.script:ToolkitControls.FileDialog.Main?language=Basic&amp;location=application"/>
            </office:event-listeners>
          </form:button>
          <form:button form:name="PushButton1" form:control-implementation="ooo:com.sun.star.form.component.CommandButton" form:id="control2" form:label="Run MultiPage" office:target-frame="" xlink:href="" form:image-data="" form:delay-for-repeat="PT0.50S" form:image-position="top" form:image-align="center">
            <form:properties>
              <form:property form:property-name="DefaultControl" office:value-type="string" office:string-value="com.sun.star.form.control.CommandButton"/>
            </form:properties>
            <office:event-listeners>
              <script:event-listener script:language="ooo:script" script:event-name="form:performaction" xlink:href="vnd.sun.star.script:ToolkitControls.MultiPage.Main?language=Basic&amp;location=application"/>
            </office:event-listeners>
          </form:button>
          <form:button form:name="PushButton2" form:control-implementation="ooo:com.sun.star.form.component.CommandButton" form:id="control3" form:label="Run ProgressBar" office:target-frame="" xlink:href="" form:image-data="" form:delay-for-repeat="PT0.50S" form:image-position="top" form:image-align="center">
            <form:properties>
              <form:property form:property-name="DefaultControl" office:value-type="string" office:string-value="com.sun.star.form.control.CommandButton"/>
            </form:properties>
            <office:event-listeners>
              <script:event-listener script:language="ooo:script" script:event-name="form:performaction" xlink:href="vnd.sun.star.script:ToolkitControls.ProgressBar.Main?language=Basic&amp;location=application"/>
            </office:event-listeners>
          </form:button>
          <form:button form:name="PushButton3" form:control-implementation="ooo:com.sun.star.form.component.CommandButton" form:id="control4" form:label="Run ScrollBar" office:target-frame="" xlink:href="" form:image-data="" form:delay-for-repeat="PT0.50S" form:image-position="top" form:image-align="center">
            <form:properties>
              <form:property form:property-name="DefaultControl" office:value-type="string" office:string-value="com.sun.star.form.control.CommandButton"/>
            </form:properties>
            <office:event-listeners>
              <script:event-listener script:language="ooo:script" script:event-name="form:performaction" xlink:href="vnd.sun.star.script:ToolkitControls.ScrollBar.Main?language=Basic&amp;location=application"/>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text:span text:style-name="Strong_20_Emphasis">ToolkitControls.uno.pkg</text:span> package has to be installed before you can use the Basic library!</text:p>
      <text:p text:style-name="Standard">If the package is installed you can either run the script directly by using <text:span text:style-name="T1">Tools -&gt; Macros -&gt; Run Macro -&gt; My Macros -&gt; ToolkitControls -&gt; FileDialog|MultiPage|ProgressBar|ScrollBar -&gt; Main</text:span><text:span text:style-name="T2"> </text:span>or you can press one of the run buttons.</text:p>
      <text:p text:style-name="Standard">When you interested in how the macro is bind to the button, you should move in the “Form Design Mode” by using the “Controls” toolbar and switching “Design Mode On”. Right click one of the buttons, choose “Control...” and switch to the “Event” tab page.</text:p>
      <text:p text:style-name="Standard"><draw:control text:anchor-type="paragraph" draw:z-index="0" draw:style-name="gr1" draw:text-style-name="P1" svg:width="3.955cm" svg:height="0.923cm" svg:x="4.992cm" svg:y="0.642cm" draw:control="control1"/><draw:control text:anchor-type="paragraph" draw:z-index="1" draw:style-name="gr1" draw:text-style-name="P1" svg:width="3.97cm" svg:height="0.98cm" svg:x="5.004cm" svg:y="2.157cm" draw:control="control2"/><draw:control text:anchor-type="paragraph" draw:z-index="2" draw:style-name="gr1" draw:text-style-name="P1" svg:width="3.996cm" svg:height="0.98cm" svg:x="5.031cm" svg:y="3.771cm" draw:control="control3"/><draw:control text:anchor-type="paragraph" draw:z-index="3" draw:style-name="gr1" draw:text-style-name="P1" svg:width="3.917cm" svg:height="0.927cm" svg:x="5.057cm" svg:y="5.359cm" draw:control="control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Andale Sans UI" svg:font-family="'Andale Sans UI'" style:font-pitch="variable"/>
    <style:font-face style:name="Lucidasans" svg:font-family="Lucidasans" style:font-pitch="variable"/>
    <style:font-face style:name="Tahoma" svg:font-family="Tahoma" style:font-pitch="variable"/>
    <style:font-face style:name="Thorndale" svg:font-family="Thorndale"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paragraph-properties style:text-autospace="ideograph-alpha" style:line-break="strict" style:writing-mode="lr-tb">
        <style:tab-stops/>
      </style:paragraph-properties>
      <style:text-properties style:use-window-font-color="true" style:font-name="Thorndale" fo:font-size="12pt" fo:language="en" fo:country="US" style:font-name-asian="Andale Sans UI" style:font-size-asian="12pt" style:language-asian="none" style:country-asian="none" style:font-name-complex="Lucidasans" style:font-size-complex="12pt" style:language-complex="none" style:country-complex="none"/>
    </style:default-style>
    <style:default-style style:family="paragraph">
      <style:table-properties table:border-model="separating"/>
      <style:table-row-properties fo:keep-together="always"/>
      <style:paragraph-properties fo:hyphenation-ladder-count="no-limit" style:text-autospace="ideograph-alpha" style:punctuation-wrap="hanging" style:line-break="strict" style:tab-stop-distance="1.251cm" style:writing-mode="page"/>
      <style:text-properties style:use-window-font-color="true" fo:font-size="12pt" fo:language="en" fo:country="US" style:font-size-asian="12pt" style:language-asian="none" style:country-asian="none" style:font-size-complex="12pt" style:language-complex="none" style:country-complex="none" fo:hyphenate="false" fo:hyphenation-remain-char-count="2" fo:hyphenation-push-char-count="2"/>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_Beta$Win32 OpenOffice.org_project/680m73$Build-8864$CWS-sdksample</meta:generator>
    <meta:creation-date>2005-01-20T15:22:46</meta:creation-date>
    <dc:date>2005-01-28T13:45:54</dc:date>
    <dc:language>en-US</dc:language>
    <meta:editing-cycles>10</meta:editing-cycles>
    <meta:editing-duration>PT3H44M49S</meta:editing-duration>
    <meta:user-defined meta:name="Info 1"/>
    <meta:user-defined meta:name="Info 2"/>
    <meta:user-defined meta:name="Info 3"/>
    <meta:user-defined meta:name="Info 4"/>
    <meta:document-statistic meta:table-count="0" meta:image-count="0" meta:object-count="0" meta:page-count="1" meta:paragraph-count="3" meta:word-count="94" meta:character-count="577"/>
  </office:meta>
</office:document-meta>
</file>